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01033463614540078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5058614064145234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54714197724119166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19007970490989358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09170887128468743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83771195533703017"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08974419186148049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40505018490721934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53558" text:continue-list="list508974419186148049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4638917660667058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8316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7333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59517"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59701"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57441"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15394480119504055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
      <text:p text:style-name="P23"><text:soft-page-break/>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422541574880503663"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0T20:33:34.62</dc:date>
    <dc:creator>James Lombardi</dc:creator>
    <meta:editing-duration>P10DT8H6M6S</meta:editing-duration>
    <meta:editing-cycles>897</meta:editing-cycles>
    <meta:generator>OpenOffice/4.1.2$Win32 OpenOffice.org_project/412m3$Build-9782</meta:generator>
    <meta:document-statistic meta:table-count="0" meta:image-count="9" meta:object-count="0" meta:page-count="100" meta:paragraph-count="2739" meta:word-count="30673" meta:character-count="156937"/>
  </office:meta>
</office:document-meta>
</file>